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lynn's child</text:p>
      <text:p text:style-name="Standard"/>
      <text:p text:style-name="Standard">Utility: if Flynn manages to seduce male servant of opposition (and likes him)</text:p>
      <text:p text:style-name="Standard">Needs: Child's bones (Flynn has bone shaping tools with her)</text:p>
      <text:p text:style-name="Standard"/>
      <text:p text:style-name="Standard">Flynn likes opposition, male shows interest</text:p>
      <text:p text:style-name="Standard">Flynn finds out what opposition did to male compatriot</text:p>
      <text:p text:style-name="Standard">incensed by murder of a female with eternally devoted male compatriot</text:p>
      <text:p text:style-name="Standard">Starts secretly carving a child's skeleton OR uses partial birth from infertile that month.</text:p>
      <text:p text:style-name="Standard">Flynn later has amorous encounter with male servant at opportune time</text:p>
      <text:p text:style-name="Standard">Bites off male parts, disables, cauterizes wounds.</text:p>
      <text:p text:style-name="Standard">“why wou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nelson</meta:initial-creator>
    <meta:creation-date>2010-07-09T23:03:07.38</meta:creation-date>
    <meta:document-statistic meta:table-count="0" meta:image-count="0" meta:object-count="0" meta:page-count="1" meta:paragraph-count="10" meta:word-count="86" meta:character-count="537"/>
    <dc:date>2010-07-09T23:13:18.74</dc:date>
    <dc:creator>chris nelson</dc:creator>
    <meta:editing-duration>PT00H10M13S</meta:editing-duration>
    <meta:editing-cycles>1</meta:editing-cycles>
    <meta:generator>OpenOffice.org/3.2$Win32 OpenOffice.org_project/320m12$Build-9483</meta:generator>
  </office:meta>
</office:document-meta>
</file>